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3e0d" officeooo:paragraph-rsid="00133e0d" style:font-weight-asian="bold" style:font-weight-complex="bold"/>
    </style:style>
    <style:style style:name="P2" style:family="paragraph" style:parent-style-name="Standard" style:list-style-name="L1">
      <style:paragraph-properties fo:text-align="center" style:justify-single-word="false"/>
      <style:text-properties fo:font-weight="bold" officeooo:rsid="00133e0d" officeooo:paragraph-rsid="00133e0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133e0d" officeooo:paragraph-rsid="00133e0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33e0d" officeooo:paragraph-rsid="00133e0d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58e45" officeooo:paragraph-rsid="00158e45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4b7cc" officeooo:paragraph-rsid="0014b7cc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6c8f9" officeooo:paragraph-rsid="0016c8f9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6c8f9" officeooo:paragraph-rsid="00179a2f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c0c06" officeooo:paragraph-rsid="001c0c06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79a2f" officeooo:paragraph-rsid="00179a2f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79a2f" officeooo:paragraph-rsid="00185375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85375" officeooo:paragraph-rsid="00185375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cc2aa" officeooo:paragraph-rsid="001cc2aa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8f771" officeooo:paragraph-rsid="0018f771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a2ed2" officeooo:paragraph-rsid="001a2ed2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dd601" officeooo:paragraph-rsid="001dd601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21fa8a" officeooo:paragraph-rsid="0021fa8a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207ae2" officeooo:paragraph-rsid="00207ae2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207ae2" officeooo:paragraph-rsid="0021fa8a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Times New Roman" fo:font-weight="bold" officeooo:rsid="00133e0d" officeooo:paragraph-rsid="00133e0d" style:font-weight-asian="bold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imes New Roman" fo:font-weight="bold" officeooo:rsid="0015c1c9" officeooo:paragraph-rsid="0015c1c9" style:font-weight-asian="bold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Times New Roman" fo:font-weight="bold" officeooo:rsid="0016c8f9" officeooo:paragraph-rsid="0016c8f9" style:font-weight-asian="bold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Times New Roman" fo:font-weight="bold" officeooo:rsid="00207ae2" officeooo:paragraph-rsid="00207ae2" style:font-weight-asian="bold" style:font-weight-complex="bold"/>
    </style:style>
    <style:style style:name="T1" style:family="text">
      <style:text-properties officeooo:rsid="0015c1c9"/>
    </style:style>
    <style:style style:name="T2" style:family="text">
      <style:text-properties officeooo:rsid="00179a2f"/>
    </style:style>
    <style:style style:name="T3" style:family="text">
      <style:text-properties officeooo:rsid="00185375"/>
    </style:style>
    <style:style style:name="T4" style:family="text">
      <style:text-properties officeooo:rsid="0018f771"/>
    </style:style>
    <style:style style:name="T5" style:family="text">
      <style:text-properties officeooo:rsid="001dd601"/>
    </style:style>
    <style:style style:name="T6" style:family="text">
      <style:text-properties officeooo:rsid="0021fa8a"/>
    </style:style>
    <style:style style:name="T7" style:family="text">
      <style:text-properties officeooo:rsid="002313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e Requisitos </text:p>
      <text:p text:style-name="P1">Projeto Sistema distribuido</text:p>
      <text:p text:style-name="P1">Compartilhamento de mídias digitais</text:p>
      <text:list xml:id="list2524483499246834534" text:style-name="L1">
        <text:list-item>
          <text:p text:style-name="P2"/>
        </text:list-item>
        <text:list-item>
          <text:p text:style-name="P3">Descrição sucinta:</text:p>
          <text:list>
            <text:list-item>
              <text:p text:style-name="P4">O projeto consiste em desenvolver uma aplicação java que possibilite o compartilhamento de arquivos entre as filias.</text:p>
            </text:list-item>
          </text:list>
        </text:list-item>
        <text:list-item>
          <text:p text:style-name="P20">A interface do programa consiste em:</text:p>
          <text:list>
            <text:list-item>
              <text:p text:style-name="P4"/>
            </text:list-item>
          </text:list>
        </text:list-item>
        <text:list-item>
          <text:p text:style-name="P20">O que ele deve fazer:</text:p>
          <text:list>
            <text:list-item>
              <text:p text:style-name="P21">Comunicação:</text:p>
              <text:list>
                <text:list-item>
                  <text:p text:style-name="P5">Nó comum:</text:p>
                  <text:list>
                    <text:list-item>
                      <text:p text:style-name="P6">Cada nó na intranet deve saber quem é o nó mestre.</text:p>
                    </text:list-item>
                    <text:list-item>
                      <text:p text:style-name="P7">Cada nó pode ser promovido a mestre na au<text:span text:style-name="T7">s</text:span>ência de um.</text:p>
                    </text:list-item>
                  </text:list>
                </text:list-item>
                <text:list-item>
                  <text:p text:style-name="P5">Nó Mestre:</text:p>
                  <text:list>
                    <text:list-item>
                      <text:p text:style-name="P6">O nó mestre sabe <text:span text:style-name="T1">quem são os nós da intranet</text:span></text:p>
                    </text:list-item>
                    <text:list-item>
                      <text:p text:style-name="P6">O nó mestre <text:span text:style-name="T1">sabe quem são os outros nós mestres</text:span></text:p>
                    </text:list-item>
                  </text:list>
                </text:list-item>
              </text:list>
            </text:list-item>
            <text:list-item>
              <text:p text:style-name="P22">Compartilhamento:</text:p>
              <text:list>
                <text:list-item>
                  <text:p text:style-name="P7">Nó Comum:</text:p>
                  <text:list>
                    <text:list-item>
                      <text:p text:style-name="P7">Cada nó pode compartilhar quantos arquivos desejar.</text:p>
                    </text:list-item>
                    <text:list-item>
                      <text:p text:style-name="P7">Cada nó pode descompartilhar arquivos.</text:p>
                    </text:list-item>
                    <text:list-item>
                      <text:p text:style-name="P7">Cada nó pode atualizar arquivos</text:p>
                    </text:list-item>
                    <text:list-item>
                      <text:p text:style-name="P9">Cada nó pode solicitar um arquivo compartilhado</text:p>
                    </text:list-item>
                    <text:list-item>
                      <text:p text:style-name="P9">Cada nó pode remover um arquivo solicitado(apaga arquivo)</text:p>
                    </text:list-item>
                  </text:list>
                </text:list-item>
                <text:list-item>
                  <text:p text:style-name="P7">Nó Mestre:</text:p>
                  <text:list>
                    <text:list-item>
                      <text:p text:style-name="P7">Cada nó mestre pode compartilhar quantos arquivos desejar</text:p>
                    </text:list-item>
                    <text:list-item>
                      <text:p text:style-name="P7">Cada nó mestre pode descompartilhar arquivos.</text:p>
                    </text:list-item>
                    <text:list-item>
                      <text:p text:style-name="P7">Cada nó mestre pode atualizar arquivos</text:p>
                    </text:list-item>
                    <text:list-item>
                      <text:p text:style-name="P9">Cada nó mestre pode solicitar um arquivo compartilhado</text:p>
                    </text:list-item>
                    <text:list-item>
                      <text:p text:style-name="P9">Cada nó mestre pode remover um arquivo solicitado</text:p>
                    </text:list-item>
                  </text:list>
                </text:list-item>
              </text:list>
            </text:list-item>
            <text:list-item>
              <text:p text:style-name="P22">Controle:</text:p>
              <text:list>
                <text:list-item>
                  <text:p text:style-name="P7">Nó Comum:</text:p>
                  <text:list>
                    <text:list-item>
                      <text:p text:style-name="P7">Ao compartilhar um arquivo notifica o <text:span text:style-name="T2">nó mestre</text:span></text:p>
                    </text:list-item>
                    <text:list-item>
                      <text:p text:style-name="P10">Ao descompartilhar um arquivo notifica o Nó mestre</text:p>
                    </text:list-item>
                    <text:list-item>
                      <text:p text:style-name="P10">Ao atualizar um arquvivo notifica o Nó mestre</text:p>
                    </text:list-item>
                    <text:list-item>
                      <text:p text:style-name="P12">Ao ligar pede para ser atualizado pelo nó mestre</text:p>
                    </text:list-item>
                    <text:list-item>
                      <text:p text:style-name="P9">Ao perder comunicação,fica solicitando pedido de atualização.</text:p>
                    </text:list-item>
                    <text:list-item>
                      <text:p text:style-name="P9">Ao receber pedido de upload de arquvivo envia para quem pediu(p2p)</text:p>
                    </text:list-item>
                  </text:list>
                </text:list-item>
                <text:list-item>
                  <text:p text:style-name="P10">Nó Mestre:</text:p>
                  <text:list>
                    <text:list-item>
                      <text:p text:style-name="P8">Ao compartilhar um arquivo <text:span text:style-name="T2">se atualiza</text:span></text:p>
                    </text:list-item>
                    <text:list-item>
                      <text:p text:style-name="P10">Ao descompartilhar um arquivo se atualiza</text:p>
                    </text:list-item>
                    <text:list-item>
                      <text:p text:style-name="P10">Ao atualizar um arquvivo se atualiza</text:p>
                    </text:list-item>
                    <text:list-item>
                      <text:p text:style-name="P13">Ao ligar carrega as informações da rede e fica pronto pra receber mensagens.</text:p>
                    </text:list-item>
                    <text:list-item>
                      <text:p text:style-name="P10">Ao receber notificação de compartilhament<text:span text:style-name="T3">o:</text:span></text:p>
                      <text:list>
                        <text:list-item>
                          <text:p text:style-name="P12">verifica se arquivo já está compartilhado, ou existe duplicatas.</text:p>
                        </text:list-item>
                        <text:list-item>
                          <text:p text:style-name="P10">armazena dados do nó que deseja compartilhar</text:p>
                        </text:list-item>
                        <text:list-item>
                          <text:p text:style-name="P10">armazena informações sobre o arquivo que deseja compartilhar</text:p>
                        </text:list-item>
                        <text:list-item>
                          <text:p text:style-name="P10">notifica os demais nós mestres passando dados do nó mestre e do arquivo, como ex: nome,ultima atulização,tamanho</text:p>
                        </text:list-item>
                        <text:list-item>
                          <text:p text:style-name="P11"><text:soft-page-break/>notifica os demais nós passando dados do nó mestre e do arquivo, como ex: nome,ultima atulização,tamanho.</text:p>
                        </text:list-item>
                        <text:list-item>
                          <text:p text:style-name="P12">armazena dados de quem recebeu e quem não recebeu .</text:p>
                        </text:list-item>
                      </text:list>
                    </text:list-item>
                    <text:list-item>
                      <text:p text:style-name="P10">Ao receber Notificação de descompartilhamento <text:span text:style-name="T4">(não deleta arquivo)</text:span></text:p>
                      <text:list>
                        <text:list-item>
                          <text:p text:style-name="P10">busca quem possui este arquivo <text:span text:style-name="T3">e envia uma mensagem de descompartilhamento</text:span></text:p>
                        </text:list-item>
                        <text:list-item>
                          <text:p text:style-name="P12">notifica o usuário <text:s/>que arquivo não é mais compartilhado, e não recebe mais controle de atualização.</text:p>
                        </text:list-item>
                        <text:list-item>
                          <text:p text:style-name="P14">remove dados do nó que compartilha </text:p>
                        </text:list-item>
                        <text:list-item>
                          <text:p text:style-name="P14">remove dados do arquivo</text:p>
                        </text:list-item>
                      </text:list>
                    </text:list-item>
                    <text:list-item>
                      <text:p text:style-name="P15">Ao receber notificação de atualização:</text:p>
                      <text:list>
                        <text:list-item>
                          <text:p text:style-name="P15">verifica quem possui o arquivo </text:p>
                        </text:list-item>
                        <text:list-item>
                          <text:p text:style-name="P15">solicita download da nova versão</text:p>
                        </text:list-item>
                        <text:list-item>
                          <text:p text:style-name="P15">armazena quem completou o download e quem não. </text:p>
                        </text:list-item>
                      </text:list>
                    </text:list-item>
                    <text:list-item>
                      <text:p text:style-name="P13">Ao receber solicitação de arquivo:</text:p>
                      <text:list>
                        <text:list-item>
                          <text:p text:style-name="P13">verifica quem possui o arquivo.</text:p>
                        </text:list-item>
                        <text:list-item>
                          <text:p text:style-name="P13"><text:span text:style-name="T5">e</text:span>nvia uma solicitação de upload <text:span text:style-name="T5">pra quem possui (P2P)</text:span></text:p>
                        </text:list-item>
                        <text:list-item>
                          <text:p text:style-name="P16">ao terminar o upload armazena quem fez a solicitação.</text:p>
                        </text:list-item>
                      </text:list>
                    </text:list-item>
                    <text:list-item>
                      <text:p text:style-name="P16">Ao receber solicitação de remoção de arquivo(deleta arquivo)</text:p>
                      <text:list>
                        <text:list-item>
                          <text:p text:style-name="P16">deleta arquivo do nó</text:p>
                        </text:list-item>
                        <text:list-item>
                          <text:p text:style-name="P16">remove informação que o nó possui o arquivo </text:p>
                        </text:list-item>
                        <text:list-item>
                          <text:p text:style-name="P16">notifica outros nós mestres</text:p>
                        </text:list-item>
                        <text:list-item>
                          <text:p text:style-name="P16">armazena quem não recebeu notificaçã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">Como deve fazer</text:p>
          <text:list>
            <text:list-item>
              <text:p text:style-name="P23">Nó Comum:</text:p>
              <text:list>
                <text:list-item>
                  <text:p text:style-name="P17">usar o sistema</text:p>
                  <text:list>
                    <text:list-item>
                      <text:p text:style-name="P18">Executa o programa</text:p>
                    </text:list-item>
                    <text:list-item>
                      <text:p text:style-name="P18">aparece tela de login</text:p>
                      <text:list>
                        <text:list-item>
                          <text:p text:style-name="P18">caso ele não possua conta</text:p>
                          <text:list>
                            <text:list-item>
                              <text:p text:style-name="P18">faz cadastro simples</text:p>
                            </text:list-item>
                            <text:list-item>
                              <text:p text:style-name="P18">e já entra no sistema</text:p>
                            </text:list-item>
                          </text:list>
                        </text:list-item>
                        <text:list-item>
                          <text:p text:style-name="P18">caso ele tenha conta</text:p>
                          <text:list>
                            <text:list-item>
                              <text:p text:style-name="P18">digita usuário e senha e entra no sistem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abre um janela com o nome do usuário em cima e ao lado botão de sair, <text:span text:style-name="T6">em baixo há 3 abas, onde na primeira são os arquivos compartilhados por ele, na segunda os arquivos que ele requisitou,na terceira todos que estã odisponíveis na rede</text:span></text:p>
                    </text:list-item>
                    <text:list-item>
                      <text:p text:style-name="P17">com os itens da primeira aba, ele pode adicionar, remover ou editar</text:p>
                    </text:list-item>
                    <text:list-item>
                      <text:p text:style-name="P17">com os itens da segunda aba ele pode remover</text:p>
                    </text:list-item>
                    <text:list-item>
                      <text:p text:style-name="P17">com os itens da terceira aba ele pode adicionar</text:p>
                    </text:list-item>
                  </text:list>
                </text:list-item>
              </text:list>
            </text:list-item>
            <text:list-item>
              <text:p text:style-name="P23">Nó Mestre:</text:p>
              <text:list>
                <text:list-item>
                  <text:p text:style-name="P17">usar o sistema</text:p>
                  <text:list>
                    <text:list-item>
                      <text:p text:style-name="P19">Executa o programa</text:p>
                    </text:list-item>
                    <text:list-item>
                      <text:p text:style-name="P19">aparece tela de login</text:p>
                      <text:list>
                        <text:list-item>
                          <text:p text:style-name="P19">caso ele não possua conta</text:p>
                          <text:list>
                            <text:list-item>
                              <text:p text:style-name="P19">faz cadastro simples</text:p>
                            </text:list-item>
                            <text:list-item>
                              <text:p text:style-name="P19">e já entra no sistema</text:p>
                            </text:list-item>
                          </text:list>
                        </text:list-item>
                        <text:list-item>
                          <text:p text:style-name="P19">caso ele tenha conta</text:p>
                          <text:list>
                            <text:list-item>
                              <text:p text:style-name="P19">digita usuário e senha e entra no sistem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oft-page-break/>abre um janela com o nome do usuário em cima e ao lado botão de sair, <text:span text:style-name="T6">em baixo há 3 abas, onde na primeira são os arquivos compartilhados por ele, na segunda os arquivos que ele requisitou,na terceira todos que estã odisponíveis na rede</text:span></text:p>
                    </text:list-item>
                    <text:list-item>
                      <text:p text:style-name="P17">com os itens da primeira aba, ele pode adicionar, remover ou editar</text:p>
                    </text:list-item>
                    <text:list-item>
                      <text:p text:style-name="P17">com os itens da segunda aba ele pode remover</text:p>
                    </text:list-item>
                    <text:list-item>
                      <text:p text:style-name="P17">com os itens da terceira aba ele pode adicionar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8:13:41.904204468</meta:creation-date>
    <dc:date>2017-04-15T18:16:39.189571802</dc:date>
    <meta:editing-duration>PT23M2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94" meta:word-count="760" meta:character-count="4099" meta:non-whitespace-character-count="3516"/>
  </office:meta>
</office:document-meta>
</file>